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3992f7" officeooo:paragraph-rsid="003992f7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3a76d4" officeooo:paragraph-rsid="003a76d4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992f7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fo:color="#646464" style:font-name="Monospace" fo:font-size="10pt" style:font-size-asian="10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3992f7" style:font-size-asian="10pt" style:font-size-complex="12pt"/>
    </style:style>
    <style:style style:name="T1" style:family="text">
      <style:text-properties officeooo:rsid="002d7608"/>
    </style:style>
    <style:style style:name="T2" style:family="text">
      <style:text-properties officeooo:rsid="003809a7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officeooo:rsid="003b39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’activités de Michael Ory</text:p>
      <text:p text:style-name="P2">du 01/0<text:span text:style-name="T2">8</text:span>/2014 au 3<text:span text:style-name="T1">1</text:span>/0<text:span text:style-name="T2">8</text:span>/2014</text:p>
      <text:p text:style-name="P3"/>
      <text:p text:style-name="P3"/>
      <text:p text:style-name="P3"/>
      <text:p text:style-name="P4">Conception et implémentation de la spécialisation de Generic lors de la création d'un nœud par annotation.</text:p>
      <text:p text:style-name="P4">Un système d'annotation à été mis en place dans GS, afin de permettre à l'utilisateur de créer un ensemble d'objet de manière statique.</text:p>
      <text:p text:style-name="P4"/>
      <text:p text:style-name="P4">Exemple pour créer un type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@SystemGeneric</text:p>
            <text:p text:style-name="P6"><text:span text:style-name="T4">public</text:span><text:span text:style-name="T3"> </text:span><text:span text:style-name="T4">static</text:span><text:span text:style-name="T3"> </text:span><text:span text:style-name="T4">class</text:span><text:span text:style-name="T3"> Vehicle {}</text:span></text:p>
            <text:p text:style-name="P6"/>
            <text:p text:style-name="P6"><text:span text:style-name="T4">public</text:span><text:span text:style-name="T3"> </text:span><text:span text:style-name="T4">void</text:span><text:span text:style-name="T3"> test001_instanceof() {</text:span></text:p>
            <text:p text:style-name="P6"><text:span text:style-name="T3"><text:tab/>Engine </text:span><text:span text:style-name="T5">engine</text:span><text:span text:style-name="T3"> = </text:span><text:span text:style-name="T4">new</text:span><text:span text:style-name="T3"> Engine(Vehicle.</text:span><text:span text:style-name="T4">class</text:span><text:span text:style-name="T3">);</text:span></text:p>
            <text:p text:style-name="P6"><text:span text:style-name="T3"><text:tab/></text:span><text:span text:style-name="T4">assert </text:span><text:span text:style-name="T5">engine</text:span><text:span text:style-name="T3">.find(Vehicle.</text:span><text:span text:style-name="T4">class</text:span><text:span text:style-name="T3">) </text:span><text:span text:style-name="T4">instanceof</text:span><text:span text:style-name="T3"> Vehicle;</text:span></text:p>
            <text:p text:style-name="P10">}</text:p>
            <text:p text:style-name="P10"/>
          </table:table-cell>
        </table:table-row>
      </table:table>
      <text:p text:style-name="P4"/>
      <text:p text:style-name="P4">Dans ce cas de figure le véhicule créée est de type Generic.</text:p>
      <text:p text:style-name="P4"/>
      <text:p text:style-name="P4">Autre exemple pour créer un type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@SystemGeneric</text:p>
            <text:p text:style-name="P6"><text:span text:style-name="T4">public</text:span><text:span text:style-name="T3"> </text:span><text:span text:style-name="T4">static</text:span><text:span text:style-name="T3"> </text:span><text:span text:style-name="T4">class</text:span><text:span text:style-name="T3"> Vehicle </text:span><text:span text:style-name="T4">extends</text:span><text:span text:style-name="T3"> Generic {}</text:span></text:p>
            <text:p text:style-name="P8"/>
            <text:p text:style-name="P7"><text:span text:style-name="T4">public</text:span><text:span text:style-name="T3"> </text:span><text:span text:style-name="T4">void</text:span><text:span text:style-name="T3"> test001_instanceof() {</text:span></text:p>
            <text:p text:style-name="P7"><text:span text:style-name="T3"><text:tab/>Engine </text:span><text:span text:style-name="T5">engine</text:span><text:span text:style-name="T3"> = </text:span><text:span text:style-name="T4">new</text:span><text:span text:style-name="T3"> Engine(Vehicle.</text:span><text:span text:style-name="T4">class</text:span><text:span text:style-name="T3">);</text:span></text:p>
            <text:p text:style-name="P7"><text:span text:style-name="T3"><text:tab/></text:span><text:span text:style-name="T4">assert </text:span><text:span text:style-name="T5">engine</text:span><text:span text:style-name="T3">.find(Vehicle.</text:span><text:span text:style-name="T4">class</text:span><text:span text:style-name="T3">) </text:span><text:span text:style-name="T4">instanceof</text:span><text:span text:style-name="T3"> Vehicle;</text:span></text:p>
            <text:p text:style-name="P6"><text:span text:style-name="T3"><text:tab/>Vehicle </text:span><text:span text:style-name="T5">vehicle</text:span><text:span text:style-name="T3"> = </text:span><text:span text:style-name="T5">engine</text:span><text:span text:style-name="T3">.find(Vehicle.</text:span><text:span text:style-name="T4">class</text:span><text:span text:style-name="T3">);</text:span></text:p>
            <text:p text:style-name="P11">}</text:p>
            <text:p text:style-name="P11"/>
          </table:table-cell>
        </table:table-row>
      </table:table>
      <text:p text:style-name="P4"/>
      <text:p text:style-name="P4">Dans cet autre <text:span text:style-name="T6">cas </text:span>nous pouvons observer que le véhicule est bien de type Vehicle. De plus ce cas nous permet d'ajouter du comportement à un Generic.</text:p>
      <text:p text:style-name="P4"/>
      <text:p text:style-name="P5">Pour l'instant seul la spécification du type est possible pas celle de ces insta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10-27T15:17:47.638305401</dc:date>
    <meta:editing-duration>P2DT15H43M34S</meta:editing-duration>
    <meta:editing-cycles>50</meta:editing-cycles>
    <meta:generator>LibreOffice/4.2.6.3$Linux_X86_64 LibreOffice_project/420m0$Build-3</meta:generator>
    <meta:print-date>2014-09-01T12:23:56.943113723</meta:print-date>
    <meta:document-statistic meta:table-count="2" meta:image-count="0" meta:object-count="0" meta:page-count="1" meta:paragraph-count="22" meta:word-count="161" meta:character-count="1077" meta:non-whitespace-character-count="933"/>
  </office:meta>
</office:document-meta>
</file>